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text-properties style:font-name="Cantarell"/>
    </style:style>
    <style:style style:name="P4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Cantarel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style:font-name="Cantarel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in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<draw:frame draw:style-name="fr1" draw:name="image: (StringIO(str(patient.photo)), 'image/png','3cm','3cm')" text:anchor-type="paragraph" svg:x="0.0752in" svg:y="0.0764in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6"/>
            <text:p text:style-name="P8"><text:span text:style-name="T1">Name</text:span> : <text:placeholder text:placeholder-type="text">&lt;patient.lastname&gt;</text:placeholder>, <text:placeholder text:placeholder-type="text">&lt;patient.name.name&gt;</text:placeholder></text:p>
            <text:p text:style-name="P8"/>
            <text:p text:style-name="P8"><text:span text:style-name="T1">SSN</text:span> : <text:placeholder text:placeholder-type="text">&lt;patient.ssn&gt;</text:placeholder></text:p>
            <text:p text:style-name="P8"><text:span text:style-name="T1">DoB</text:span> : <text:placeholder text:placeholder-type="text">&lt;patient.dob&gt;</text:placeholder></text:p>
            <text:p text:style-name="P8"/>
            <text:p text:style-name="P8"><text:span text:style-name="T2">Blood Type</text:span> : <text:placeholder text:placeholder-type="text">&lt;patient.blood_type&gt;</text:placeholder> <text:placeholder text:placeholder-type="text">&lt;patient.rh&gt;</text:placeholder></text:p>
            <text:p text:style-name="P9"><text:s/></text:p>
          </table:table-cell>
          <table:table-cell table:style-name="Tabla1.C1" office:value-type="string">
            <text:p text:style-name="P5"><text:placeholder text:placeholder-type="text">&lt;patient.identification_code&gt;</text:placeholder></text:p>
            <text:p text:style-name="P5"><draw:frame draw:style-name="fr2" draw:name="image: (StringIO(str(patient.qr)), 'image/png','2cm','2cm')" text:anchor-type="paragraph" svg:width="0.7874in" draw:z-index="1"><draw:text-box fo:min-height="0.1965in"><text:p text:style-name="P2"/></draw:text-box></draw:frame></text:p>
          </table:table-cell>
        </table:table-row>
        <table:table-row>
          <table:table-cell table:style-name="Tabla1.A2" office:value-type="string">
            <text:p text:style-name="P7"><text:placeholder text:placeholder-type="text">&lt;if test="patient.sex =='f'" &gt;</text:placeholder></text:p>
            <text:p text:style-name="P10">Female</text:p>
            <text:p text:style-name="P7"><text:placeholder text:placeholder-type="text">&lt;/if&gt;</text:placeholder></text:p>
            <text:p text:style-name="P4"><text:placeholder text:placeholder-type="text">&lt;if test="patient.sex =='m'" &gt;</text:placeholder></text:p>
            <text:p text:style-name="P11">Male</text:p>
            <text:p text:style-name="P7"><text:placeholder text:placeholder-type="text">&lt;/if&gt;</text:placeholder></text:p>
          </table:table-cell>
          <table:table-cell table:style-name="Tabla1.B2" table:number-columns-spanned="2" office:value-type="string">
            <text:p text:style-name="P7"/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4" meta:word-count="33" meta:character-count="277" meta:non-whitespace-character-count="256"/>
    <meta:user-defined meta:name="Info 1"/>
    <meta:user-defined meta:name="Info 2"/>
    <meta:user-defined meta:name="Info 3"/>
    <meta:user-defined meta:name="Info 4"/>
  </office:meta>
</office:document-meta>
</file>